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5pt" officeooo:rsid="001c1acd" officeooo:paragraph-rsid="001c1acd" style:font-size-asian="13.1000003814697pt" style:font-size-complex="15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officeooo:rsid="001c1acd" officeooo:paragraph-rsid="001c1acd" style:font-size-asian="13.1000003814697pt" style:font-size-complex="15pt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officeooo:rsid="001daccc" officeooo:paragraph-rsid="001daccc" style:font-size-asian="13.1000003814697pt" style:font-size-complex="15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officeooo:rsid="001f0900" officeooo:paragraph-rsid="001f0900" style:font-size-asian="13.1000003814697pt" style:font-size-complex="15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reak-before="page" fo:background-color="transparent"/>
      <style:text-properties fo:font-size="15pt" style:text-underline-style="solid" style:text-underline-width="auto" style:text-underline-color="font-color" fo:font-weight="bold" officeooo:rsid="00200a2d" officeooo:paragraph-rsid="00200a2d" style:font-size-asian="13.1000003814697pt" style:font-weight-asian="bold" style:font-size-complex="15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200a2d" officeooo:paragraph-rsid="00200a2d" style:font-size-asian="13.1000003814697pt" style:font-weight-asian="bold" style:font-size-complex="15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238abc" officeooo:paragraph-rsid="00238abc" style:font-size-asian="13.1000003814697pt" style:font-weight-asian="bold" style:font-size-complex="15pt" style:font-weight-complex="bold"/>
    </style:style>
    <style:style style:name="P8" style:family="paragraph" style:parent-style-name="Text_20_body">
      <style:text-properties officeooo:rsid="001c1acd" officeooo:paragraph-rsid="001c1acd"/>
    </style:style>
    <style:style style:name="P9" style:family="paragraph" style:parent-style-name="Title">
      <style:text-properties officeooo:rsid="001c1acd" officeooo:paragraph-rsid="001c1ac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0a2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0a2d" style:font-weight-asian="normal" style:font-weight-complex="normal"/>
    </style:style>
    <style:style style:name="T5" style:family="text">
      <style:text-properties fo:font-weight="normal" officeooo:rsid="00208454" style:font-weight-asian="normal" style:font-weight-complex="normal"/>
    </style:style>
    <style:style style:name="T6" style:family="text">
      <style:text-properties fo:font-weight="normal" officeooo:rsid="00227cdc" style:font-weight-asian="normal" style:font-weight-complex="normal"/>
    </style:style>
    <style:style style:name="T7" style:family="text">
      <style:text-properties fo:font-style="italic" fo:font-weight="normal" officeooo:rsid="00200a2d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ternet</text:p>
      <text:p text:style-name="P8"/>
      <text:p text:style-name="P1">Criada em 1969 nos EUA, chamava-se ARPANET.</text:p>
      <text:p text:style-name="P2">Em 1987 foi liberado seu uso comercial.</text:p>
      <text:p text:style-name="P2">Toda estrutura da internet é dividida em software e hardware. Os <text:span text:style-name="T1">softwares</text:span><text:span text:style-name="T3"> são responsáveis por gerenciar os dados e garantir que eles cheguem ao seu destino de forma segura.</text:span></text:p>
      <text:p text:style-name="P3"><text:span text:style-name="T3">Os </text:span><text:span text:style-name="T1">hardwares </text:span><text:span text:style-name="T3">gerenciam o envio e recebimento de informações e fazem a ligação física entre equipamentos através de cabos de fibra ótica e sinais de satélite.</text:span></text:p>
      <text:p text:style-name="P4"><text:span text:style-name="T3">O </text:span><text:span text:style-name="T1">IP</text:span><text:span text:style-name="T3"> (Internet Protocol) é o que permite localizar cada aparelho na rede e encaminhar as informações de um lugar para o outro, </text:span><text:span text:style-name="T5">dentro da rede TCP/IP</text:span><text:span text:style-name="T3">. Cada aparelho tem um ip diferente. </text:span><text:span text:style-name="T4">Para identificar mais facilmente, cada um deles vai ter o que se chama de </text:span><text:span text:style-name="T2">domínio</text:span><text:span text:style-name="T4">, que vêm a ser os nomes de cada </text:span><text:span text:style-name="T7">client</text:span><text:span text:style-name="T4"> na internet. Google, Facebook, Amazon, todos são nomes de domínios registrados sob algum IP. </text:span><text:span text:style-name="T6">Também são chamados de endereços lógicos.</text:span></text:p>
      <text:p text:style-name="P5">Cliente</text:p>
      <text:p text:style-name="P6"><text:span text:style-name="T9">É uma aplicação que está conectada à internet. A sua funução é levar uma </text:span><text:span text:style-name="T8">requisição</text:span><text:span text:style-name="T11"> do usuário para um servidor que possa atendê-la.</text:span></text:p>
      <text:p text:style-name="P6"><text:span text:style-name="T11"/></text:p>
      <text:p text:style-name="P6"><text:span text:style-name="T10">Servidor</text:span></text:p>
      <text:p text:style-name="P6"><text:span text:style-name="T11">É quem vai responder à requisição do usuário. Também é uma máquina, com um alto poder de processamento, recebendo milhões de reqquisições ao mesmo tempo e respondendo a cada uma delas, de acordo com o que foi solicitado. Então o servidddor armazena, processa e entrega páginas web. Existem </text:span><text:span text:style-name="T8">web servers, database servers, file servers,, application servers, </text:span><text:span text:style-name="T11">etc.</text:span></text:p>
      <text:p text:style-name="P6"><text:span text:style-name="T11"/></text:p>
      <text:p text:style-name="P7"><text:span text:style-name="T10">MAC Address</text:span></text:p>
      <text:p text:style-name="P7"><text:span text:style-name="T11">Endereço físico do hardware, que vai ser encontrado através do IP sendo traduzido por um software.</text:span></text:p>
      <text:p text:style-name="P7"><text:span text:style-name="T11"/></text:p>
      <text:p text:style-name="P7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21:40:44.773466515</meta:creation-date>
    <meta:generator>LibreOffice/7.3.5.2$Linux_X86_64 LibreOffice_project/30$Build-2</meta:generator>
    <dc:date>2022-08-21T22:02:35.775061984</dc:date>
    <meta:editing-duration>PT21M49S</meta:editing-duration>
    <meta:editing-cycles>7</meta:editing-cycles>
    <meta:document-statistic meta:table-count="0" meta:image-count="0" meta:object-count="0" meta:page-count="2" meta:paragraph-count="12" meta:word-count="247" meta:character-count="1478" meta:non-whitespace-character-count="1243"/>
  </office:meta>
</office:document-meta>
</file>